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6c7c" officeooo:paragraph-rsid="00196c7c"/>
    </style:style>
    <style:style style:name="P2" style:family="paragraph" style:parent-style-name="Standard">
      <style:paragraph-properties fo:text-align="start" style:justify-single-word="false"/>
      <style:text-properties officeooo:rsid="00196c7c" officeooo:paragraph-rsid="00196c7c"/>
    </style:style>
    <style:style style:name="P3" style:family="paragraph" style:parent-style-name="Standard">
      <style:paragraph-properties fo:text-align="start" style:justify-single-word="false"/>
      <style:text-properties officeooo:rsid="00196c7c" officeooo:paragraph-rsid="001a0eb5"/>
    </style:style>
    <style:style style:name="P4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1a0e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DS Medindo a Produção</text:p>
      <text:p text:style-name="P1"/>
      <text:p text:style-name="P1"/>
      <text:p text:style-name="P2">Nome: Diones Gomes </text:p>
      <text:p text:style-name="P2"><text:tab/>Jonas Pequeno</text:p>
      <text:p text:style-name="P2"/>
      <text:p text:style-name="P2"/>
      <text:p text:style-name="P2"/>
      <text:p text:style-name="P2">Iniciado em 14/09/2017 as 8:30 Hs</text:p>
      <text:p text:style-name="P2"/>
      <text:p text:style-name="P2"/>
      <text:p text:style-name="P3">1- Criando o banco <text:span text:style-name="T1">de dados</text:span>. </text:p>
      <text:p text:style-name="P3"><text:span text:style-name="T1"><text:tab/>O</text:span> <text:span text:style-name="T1">Tempo de produção foi de 10 min. </text:span></text:p>
      <text:p text:style-name="P3">2- Criando a tela de login. <text:s/></text:p>
      <text:p text:style-name="P3"><text:span text:style-name="T1"><text:tab/>O</text:span> <text:span text:style-name="T1">Tempo de produção foi de 20 min.</text:span></text:p>
      <text:p text:style-name="P3">3- Criando a api. <text:s/></text:p>
      <text:p text:style-name="P3"><text:span text:style-name="T1"><text:tab/>O</text:span> <text:span text:style-name="T1">Tempo de produção foi de 50 min</text:span></text:p>
      <text:p text:style-name="P3">4- Criando a conexão com o banco de dados. </text:p>
      <text:p text:style-name="P3"><text:tab/> <text:span text:style-name="T1">O</text:span> <text:span text:style-name="T1">Tempo de produção foi de 10 min.</text:span></text:p>
      <text:p text:style-name="P3"/>
      <text:p text:style-name="P3"/>
      <text:p text:style-name="P3"/>
      <text:p text:style-name="P3"/>
      <text:p text:style-name="P3"/>
      <text:p text:style-name="P3"><text:tab/></text:p>
      <text:p text:style-name="P3"/>
      <text:p text:style-name="P3"><text:tab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08:58:41.010479496</meta:creation-date>
    <dc:date>2017-09-15T09:16:05.413392664</dc:date>
    <meta:editing-duration>PT6M24S</meta:editing-duration>
    <meta:editing-cycles>1</meta:editing-cycles>
    <meta:document-statistic meta:table-count="0" meta:image-count="0" meta:object-count="0" meta:page-count="1" meta:paragraph-count="14" meta:word-count="72" meta:character-count="351" meta:non-whitespace-character-count="275"/>
    <meta:generator>LibreOffice/5.1.6.2$Linux_X86_64 LibreOffice_project/10m0$Build-2</meta:generator>
  </office:meta>
</office:document-meta>
</file>